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7665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initFunc</text:p>
          </table:table-cell>
          <table:table-cell table:style-name="ce23" office:value-type="string">
            <text:p>turnFunc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table:style-name="ce9"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9" office:value-type="string">
            <text:p>2500,2500</text:p>
          </table:table-cell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table:style-name="ce9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9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9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table:style-name="ce9"/>
          <table:table-cell table:number-columns-repeated="3"/>
          <table:table-cell office:value-type="string">
            <text:p>grill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table:style-name="ce9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table:style-name="ce9"/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table:style-name="Default"/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VEG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beckett</text:p>
          </table:table-cell>
          <table:table-cell table:number-columns-repeated="2"/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5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1/20/2018</text:date>, <text:time>16:0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20T16:02:19.97</dc:date>
    <dc:creator>Seab Dinch</dc:creator>
    <meta:editing-duration>P20DT8H22M30S</meta:editing-duration>
    <meta:editing-cycles>336</meta:editing-cycles>
    <meta:generator>OpenOffice/4.1.2$Win32 OpenOffice.org_project/412m3$Build-9782</meta:generator>
    <meta:document-statistic meta:table-count="3" meta:cell-count="1485" meta:object-count="0"/>
  </office:meta>
</office:document-meta>
</file>